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fb44c" officeooo:paragraph-rsid="00afb44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094c0" officeooo:paragraph-rsid="00b094c0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25cfb" officeooo:paragraph-rsid="00b25cf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451d1" officeooo:paragraph-rsid="00b451d1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46fd8" officeooo:paragraph-rsid="00b46fd8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5dcd4" officeooo:paragraph-rsid="00b5dcd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5faf1" officeooo:paragraph-rsid="00b5faf1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63ba4" officeooo:paragraph-rsid="00b63ba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79d7b" officeooo:paragraph-rsid="00b79d7b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8bc36" officeooo:paragraph-rsid="00b8bc3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901a0" officeooo:paragraph-rsid="00b901a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ad7ae" officeooo:paragraph-rsid="00bad7a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4702" officeooo:paragraph-rsid="00bb470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990d" officeooo:paragraph-rsid="00bb990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990d" officeooo:paragraph-rsid="00bd174a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dc080" officeooo:paragraph-rsid="00bdc080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f026e" officeooo:paragraph-rsid="00bf026e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0fb6f" officeooo:paragraph-rsid="00c0fb6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2a795" officeooo:paragraph-rsid="00c2a79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434d6" officeooo:paragraph-rsid="00c434d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45b30" officeooo:paragraph-rsid="00c5774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57746" officeooo:paragraph-rsid="00c5774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6abfb" officeooo:paragraph-rsid="00c6abf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890fb" officeooo:paragraph-rsid="00c890fb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8faee" officeooo:paragraph-rsid="00c8faee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aa736" officeooo:paragraph-rsid="00caa73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c404b" officeooo:paragraph-rsid="00cc404b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dfad9" officeooo:paragraph-rsid="00cdfad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dfad9" officeooo:paragraph-rsid="00ce5df9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5df9" officeooo:paragraph-rsid="00ce5df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5df9" officeooo:paragraph-rsid="00e0ea6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9c9d" officeooo:paragraph-rsid="00ce9c9d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fd5c5" officeooo:paragraph-rsid="00cfd5c5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0e860" officeooo:paragraph-rsid="00d0e860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1b5f9" officeooo:paragraph-rsid="00d1b5f9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23ae9" officeooo:paragraph-rsid="00d23ae9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2456a" officeooo:paragraph-rsid="00d2456a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3bfc9" officeooo:paragraph-rsid="00d3bfc9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54b8a" officeooo:paragraph-rsid="00d54b8a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78b5f" officeooo:paragraph-rsid="00d78b5f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831d8" officeooo:paragraph-rsid="00d831d8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831d8" officeooo:paragraph-rsid="00d831d8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831d8" officeooo:paragraph-rsid="00d831d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9c5ab" officeooo:paragraph-rsid="00d9c5ab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ba784" officeooo:paragraph-rsid="00dba784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d81e4" officeooo:paragraph-rsid="00dd81e4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e5634" officeooo:paragraph-rsid="00de5634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019ce" officeooo:paragraph-rsid="00e019ce" style:font-size-asian="12pt" style:font-weight-asian="normal" style:font-size-complex="12pt" style:font-weight-complex="normal"/>
    </style:style>
    <style:style style:name="T1" style:family="text">
      <style:text-properties officeooo:rsid="00b094c0"/>
    </style:style>
    <style:style style:name="T2" style:family="text">
      <style:text-properties officeooo:rsid="00b25cfb"/>
    </style:style>
    <style:style style:name="T3" style:family="text">
      <style:text-properties officeooo:rsid="00b451d1"/>
    </style:style>
    <style:style style:name="T4" style:family="text">
      <style:text-properties officeooo:rsid="00b46fd8"/>
    </style:style>
    <style:style style:name="T5" style:family="text">
      <style:text-properties officeooo:rsid="00b5dcd4"/>
    </style:style>
    <style:style style:name="T6" style:family="text">
      <style:text-properties officeooo:rsid="00b5faf1"/>
    </style:style>
    <style:style style:name="T7" style:family="text">
      <style:text-properties officeooo:rsid="00b63ba4"/>
    </style:style>
    <style:style style:name="T8" style:family="text">
      <style:text-properties officeooo:rsid="00b79d7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bad7a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bc3e5d"/>
    </style:style>
    <style:style style:name="T13" style:family="text">
      <style:text-properties officeooo:rsid="00bd174a"/>
    </style:style>
    <style:style style:name="T14" style:family="text">
      <style:text-properties fo:color="#252525" officeooo:rsid="0010dad4"/>
    </style:style>
    <style:style style:name="T15" style:family="text">
      <style:text-properties officeooo:rsid="00bf026e"/>
    </style:style>
    <style:style style:name="T16" style:family="text">
      <style:text-properties officeooo:rsid="00c0fb6f"/>
    </style:style>
    <style:style style:name="T17" style:family="text">
      <style:text-properties officeooo:rsid="00c434d6"/>
    </style:style>
    <style:style style:name="T18" style:family="text">
      <style:text-properties officeooo:rsid="00c57746"/>
    </style:style>
    <style:style style:name="T19" style:family="text">
      <style:text-properties officeooo:rsid="00c8faee"/>
    </style:style>
    <style:style style:name="T20" style:family="text">
      <style:text-properties officeooo:rsid="00cc404b"/>
    </style:style>
    <style:style style:name="T21" style:family="text">
      <style:text-properties officeooo:rsid="00cdfad9"/>
    </style:style>
    <style:style style:name="T22" style:family="text">
      <style:text-properties officeooo:rsid="00ce5df9"/>
    </style:style>
    <style:style style:name="T23" style:family="text">
      <style:text-properties officeooo:rsid="00ce9c9d"/>
    </style:style>
    <style:style style:name="T24" style:family="text">
      <style:text-properties officeooo:rsid="00cfd5c5"/>
    </style:style>
    <style:style style:name="T25" style:family="text">
      <style:text-properties officeooo:rsid="00d23ae9"/>
    </style:style>
    <style:style style:name="T26" style:family="text">
      <style:text-properties officeooo:rsid="00d2456a"/>
    </style:style>
    <style:style style:name="T27" style:family="text">
      <style:text-properties officeooo:rsid="00d3bfc9"/>
    </style:style>
    <style:style style:name="T28" style:family="text">
      <style:text-properties officeooo:rsid="00d5986a"/>
    </style:style>
    <style:style style:name="T29" style:family="text">
      <style:text-properties officeooo:rsid="00d78b5f"/>
    </style:style>
    <style:style style:name="T30" style:family="text">
      <style:text-properties officeooo:rsid="00d831d8"/>
    </style:style>
    <style:style style:name="T31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position="63% 58%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position="63% 58%" fo:font-weight="bold" style:font-weight-asian="bold" style:font-weight-complex="bold"/>
    </style:style>
    <style:style style:name="T34" style:family="text">
      <style:text-properties style:text-position="0% 100%"/>
    </style:style>
    <style:style style:name="T35" style:family="text">
      <style:text-properties officeooo:rsid="00d9c5ab"/>
    </style:style>
    <style:style style:name="T36" style:family="text">
      <style:text-properties officeooo:rsid="00de5634"/>
    </style:style>
    <style:style style:name="T37" style:family="text">
      <style:text-properties officeooo:rsid="00e0ea6c"/>
    </style:style>
    <style:style style:name="T38" style:family="text">
      <style:text-properties officeooo:rsid="00e299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Египтологи до сих пор спорят зачем прекрасным женским лицам сфинксов приделывали висячую бороду.</text:p>
      <text:p text:style-name="P1">Разгадку показала Ира. То есть сначала она показала мне в окно тебя. Белая ткань туго обвивала тебя с головой, оставляя лишь кружок лица с накрепко зажмуренными глазами. Такая же ткань угловато топорщилась поверх волос Иры, а половина её лица пряталась под широкой повязкой, как у грабителей банков только белой.</text:p>
      <text:p text:style-name="P1">Она отнесла тебя куда-то, снова вернулась к стеклу окна и сказала, что глаза у тебя синие-пресиние, просто ты уже спишь после кормления. Чтобы сказать это, она отвязала верхние тесёмки повязки, оставив нижние как было, и повязка повязка повисла под подбородком.</text:p>
      <text:p text:style-name="P1">Прекрасное лицо под ним бородка! Сфинксы только что покормили детёнышей — вот что изображали египтяне.</text:p>
      <text:p text:style-name="P1"/>
      <text:p text:style-name="P1">Увидев тебя зажмуренную в роддоме, я понял, что теперь мне надо охранять не только Иру, но вас обеих.</text:p>
      <text:p text:style-name="P1">По возвращении на Красных партизан 15, я ужаснулся от вида двери в нашу узкую спальню. Просто таки обляпана грязью; из одного сгустка даже свисала волосина. Я нагрел воды и вымыл дверь с обеих сторон, а потом и оконную раму.</text:p>
      <text:p text:style-name="P1">Чистота послужит линией обороны, как охранительный меловой круг Хомы Брута от Вия и прочей нежити.</text:p>
      <text:p text:style-name="P1">Когда Тоня <text:span text:style-name="T1">передала мне</text:span> коляску своих детей, <text:span text:style-name="T1">чтоб тебе было где спать, то её я тоже вымыл во дворе под окном спальни и понял, что прав, когда из сборчатых складок верха выгреб кусок засохшего детского кала.</text:span></text:p>
      <text:p text:style-name="P2">Нет, я никому ничего не сказал, тут никто ни при чём — у нас с миром один на один.</text:p>
      <text:p text:style-name="P2"/>
      <text:p text:style-name="P1">В институте <text:span text:style-name="T2">у Иры оставался ещё один госэкзамен. Если пропустить, то придётся ждать целый год и сдавать со следующим выпускным курсом. Однако, ты родилась удачно — сразу после предыдущего экзамена, так что для вашего пребывания в роддоме оставалась неделя отведённая для подготовки да ещё три дня, потому что на курсе четыре группы и они сдают не в один день, а друг за другом.</text:span></text:p>
      <text:p text:style-name="P3">На шестой день Ира вышла в комнату <text:span text:style-name="T3">для</text:span> посетител<text:span text:style-name="T3">ей</text:span> и сказала, что у тебя уже всё в порядке и можно хоть сейчас домой, если выпишут.</text:p>
      <text:p text:style-name="P3">Я развил бурную деятельность; побежал к заведующей родильным отделением, доказывал ей необходимость немедленной выписки в связи с госэкзаменом. <text:span text:style-name="T3">Она начала колебаться, но сказала, что нужно распоряжение от какого-то ещё роддомного начальства, которое сидит аж в каком-то переулке от улицы Шевченко. Я попросил велосипед у незнакомой медсестры — он ждал конца работы прислонившись к стенке — и погнал туда.</text:span></text:p>
      <text:p text:style-name="P4">На автобусных остановках густыми рядами накапливались ожидающие под бездонным небом с галактическими облаками в недосягаемой вышине. Велосипед мчал мимо них, как метла Маргариты. Когда я спрыгивал с него у затаившегося в переулке учреждения, ведьмацкое отродье лягнул меня задним колесом в пах и беззвучно, но радостно заигогокал.</text:p>
      <text:p text:style-name="P4">Я вбежал в кабинет, где две женщины дожидались окончания рабочего дня. Опять начались переговоры и уговоры. Они куда-то позвонили и заявили наотрез — без БЦЖ никакой выписки; завтра сделают прививку и — пожалуйста.</text:p>
      <text:p text:style-name="P4">Обратно я ехал помедленней, удручённо вправляя часто спадавшую цепь, вернул велосипед и зашёл в комнату посетителей, где оказалась Тоня. Я с жаром начал убеждать её, что мы запросто можем похитить Иру и ребёнка, вот только за вещами сбегаю. </text:p>
      <text:p text:style-name="P4">Тоня <text:span text:style-name="T4">начала</text:span> обмахивать меня мягким пояском вязаной кофты — жестом «окстись, окаянный!» — <text:s/>и я перестал её пугать, хотя прекрасно понимал, что если не вытащить сейчас Иру отсюда, я её непременно потеряю.</text:p>
      <text:p text:style-name="P5">В комнату пришла Ира и вместе с Тоней стала объяснять мне, что один день не играет никакой роли.</text:p>
      <text:p text:style-name="P5"><text:soft-page-break/>Наступил вечер, я проводил Тоню до квартиры их родителей, но оставаться в спальне даже с помытой дверью я не мог.</text:p>
      <text:p text:style-name="P5">Я снова пошёл к роддому, однако не стал заходить в беседку. Снова выслушивать крики и вой рожениц у меня не хватило бы сил. Поэтому я отправился в дозор. Как последний воин-охранитель из дружины дядьки Черномора.</text:p>
      <text:p text:style-name="P5">Шёл я замедленной походкой, потому что впереди была ещё целая ночь. </text:p>
      <text:p text:style-name="P5">Она оказалась такой тёмной, что проходя мимо пятиэтажки Жомнира я угодил правой ногой в <text:s/>глубокую лужу-выбоину на тротуаре. Надо же! От дракона увернулся, но рядом с логовом Лавана так опростоволосился.</text:p>
      <text:p text:style-name="P5">Я пошёл дальше и под водонапорной колонкой <text:span text:style-name="T8">через дорогу от</text:span> запертых ворот нежинского консервного комбината помыл ногу и выстирал носок.</text:p>
      <text:p text:style-name="P5">Из-за поворота к заводу «Прогресс» выдребезжала кавалькада ярко освещённых изнутри, но совершенно пустых автобусов. Я накрепко выжал носок и одел его обратно.</text:p>
      <text:p text:style-name="P5">Так, в одном сухом, втором влажном носке, я пришёл на вокзал. </text:p>
      <text:p text:style-name="P5">Дозорному нельзя останавливаться.</text:p>
      <text:p text:style-name="P5">Я сделал круг по полутёмному кассовому залу, потом по залу ожидания возле запертого ресторана. Поднялся на второй этаж.</text:p>
      <text:p text:style-name="P5">Никогда прежде я не замечал как по ночам <text:s/>меняются <text:s/>глаза людей. Не у всех. Но у некоторых они становятся неестественно остекленелыми. <text:s/>Моё появление их пугало и они прятали свой стеклянный блеск, но я без труда их различал среди ничего не подозревающих пассажиров полудремлющих в ночной тиши вокзала. Знайте — дозор здесь!</text:p>
      <text:p text:style-name="P5">На автомобильном мосту меня застиг дождь. Тихий летний дождь.</text:p>
      <text:p text:style-name="P5">Я не собирался идти в Прилуки, поэтому по<text:span text:style-name="T5">шё</text:span>л обратно <text:span text:style-name="T5">на Красных партизан. Дождь не усиливался и не переставал. Мы так и шли вдвоём — не спеша.</text:span></text:p>
      <text:p text:style-name="P6">Дверь открыл Иван Алексеевич, в прихожей за его спиной виднелась Гаина Михайловна.</text:p>
      <text:p text:style-name="P6">- Ты где бродишь? Дождь идёт.</text:p>
      <text:p text:style-name="P6">- Он тёплый.</text:p>
      <text:p text:style-name="P6">- Может побить тебя?</text:p>
      <text:p text:style-name="P6">- Не стоит.</text:p>
      <text:p text:style-name="P6">В спальне я сбросил всю мокрую одежду и лёг голым. Как и во все предыдущие ночи я расправил ночнушку Иры во всю длину и обнял вокруг, чтобы хоть так охранять.</text:p>
      <text:p text:style-name="P6">Много позже я узнал, что семья решила будто в ту ночь я ходил на блядки.</text:p>
      <text:p text:style-name="P6"/>
      <text:p text:style-name="P6">Вечером следующего дня я принёс тебя из роддома, завёрнутую в стёганное атласное одеяло и какие-то кружева с тюлью. Ира шла рядом, с букетом цветов, которые заранее купила Тоня. Не розы.</text:p>
      <text:p text:style-name="P6"/>
      <text:p text:style-name="P6">Наутро Ира сдала последний госэкзамен. Я ждал её под колоннами у входа и, обняв за талию, помог спуститься по крутым ступеням. На ней была жёлтая вязаная кофта с рукавами на три-четверти. Староста моей группы, Лида, смотрела со стороны нам вслед и растроганно улыбалась.</text:p>
      <text:p text:style-name="P6">Та жёлтая кофта мне нравилась и попалась случайно, когда в универмаг на главной площади завезли товар и Ира послала меня посмотреть что дают.</text:p>
      <text:p text:style-name="P6">Как всегда в таких случаях, туда набилась толпа народу. Кофта оказалась последней и как раз Ириного размера. Пока я радовался удаче, её ухватили какая-то девушка с матерью. Явно из села.</text:p>
      <text:p text:style-name="P6">Девушка примеряла и вопросительно посмотрела на мать, которая <text:s/>держала снятую ею куртку.</text:p>
      <text:p text:style-name="P6">В универмаг я ходил со Славиком. Мы встали сбоку и начали комментировать.</text:p>
      <text:p text:style-name="P6">- Так ничего, только рукава слишком уж короткие.</text:p>
      <text:p text:style-name="P6">- Ну, давай ещё чего-нибудь посмотрим.</text:p>
      <text:p text:style-name="P6">Мать покачала головой и девушка неохотно сняла кофту. Я тут же схватил и послал Славика <text:soft-page-break/>выбить чек.</text:p>
      <text:p text:style-name="P6">Ире даже понравилось, что рукава именно на три-четверти.</text:p>
      <text:p text:style-name="P6">Всё это было ещё до т<text:span text:style-name="T6">еб</text:span>я.</text:p>
      <text:p text:style-name="P7">А за твоё рождение, по старинному красивому славянскому обычаю с меня полагался «магарыч».</text:p>
      <text:p text:style-name="P7">В ресторане «Чайка» на площади, Славик, Двойка и я распили пару графинчиков водки. На официантке было платье в чёрно-белую полоску и Двойке понравилось как я её назвал — <text:s/>«строката сукня». <text:s/>Он потребовал тост.</text:p>
      <text:p text:style-name="P6">- <text:span text:style-name="T6">Это не просто за рождение, это начало новой жизни, а жизнь есть переход из одной формы в другую,- сказал я.- Выпьем же за то, чтоб отныне и впредь мы наполняли лишь прекрасные формы.</text:span></text:p>
      <text:p text:style-name="P7">Двойка начал выступать, что насчёт форм это я спёр у Томаса Манна. Он тоже читал «Иосифа и его братьев».</text:p>
      <text:p text:style-name="P7">Следующий тост я поднял за девочку с прекрасными синими глазами, то есть за тебя.</text:p>
      <text:p text:style-name="P7">Двойка сделал умный вид и начал толкать про какие-то каузальные гены — он же с биофака — и что цвет через месяц изменится на карий, возможно, тёмно-карий. Сучара биофачная со своими каузальными генами!</text:p>
      <text:p text:style-name="P7"/>
      <text:p text:style-name="P7">Перед выдачей дипломов и распределений выпускников всех факультетов собрали в актовом зале Нового корпуса. Малость потрандели про честь НГПИ, которую надо держать там, где окажемся. </text:p>
      <text:p text:style-name="P7">Потом на сцену поднялся чернявый незнакомец и сказал, что каждым из нас на входе в зал получен лист бумаги и карандаш.</text:p>
      <text:p text:style-name="P7">Не всё ещё хорошо и правильно в наших школах и сейчас нужно описать что нам не понравилось во время практик в школе или даже когда мы сами ещё учились. <text:span text:style-name="T7">Когда какой-нибудь педагог неправильно повёл себя, на наш взгляд, или не то говорил. Начать нужно такими словами «А ещё помню как...», а дальше оно само пойдёт.</text:span></text:p>
      <text:p text:style-name="P8">Он закончил инструкцию и мне стало ясно насколько я отстал от жизни. <text:s/>КГБ освоили конвейерное производство шестёрок. Сотни сексотов в один <text:span text:style-name="T8">присест</text:span>! <text:span text:style-name="T28">И без каких-либо наживок в виде разведшколы.</text:span></text:p>
      <text:p text:style-name="P8">Не напишу — а вдруг диплом не выдадут или зашлют в дыру дальше некуда?</text:p>
      <text:p text:style-name="P8">Ладно, напишу: один раз — не пидарас...</text:p>
      <text:p text:style-name="P8">А именно с этого раза и начинается. Потом подойдут в той дыре, сочинение это покажут, ещё чевой-то продиктуют...</text:p>
      <text:p text:style-name="P8">Ладно, бляди, напишу!</text:p>
      <text:p text:style-name="P8">В спинку каждого столика в актовом зале была вделана, типа, досочка из пластмассы. Отстёгивешь в переднем кресле и — пиши на ней.</text:p>
      <text:p text:style-name="P8">Я отстегнул и написал.</text:p>
      <text:p text:style-name="P8">«А ещё помню как в четвёртом классе моя классная руководительница, Серафима Сергеевна, сказала: «Молодец, Сергейка! Ты больше всех принёс макулатуры!» и меня переполнила гордость и радость.»</text:p>
      <text:p text:style-name="P8">Этот донос в КГБ я подписал своим настоящим именем <text:span text:style-name="T8">и горжусь им поныне</text:span>.</text:p>
      <text:p text:style-name="P8"/>
      <text:p text:style-name="P9">Великое открытие Карла Маркса по поводу возникновения прибавочной стоимости осталось, к сожалению, половинчатым.</text:p>
      <text:p text:style-name="P9">Он верно отметил, что часть рабочего времени работник пашет на себя, а другую часть на хозяина, но это далеко не всё — главный подвох в том, что невозможно определить на кого конкретно он пашет в ту или <text:s/>иную долю той или иной секунды.</text:p>
      <text:p text:style-name="P9">И эта недооткрытая Марксом истина приложима не только к способам производства, но и любой другой сфере <text:s/>человеческой деятельности.</text:p>
      <text:p text:style-name="P9">(Успели записать? Ну, дописывайте, пока я открою вторую бутылку...)</text:p>
      <text:p text:style-name="P10">Отсюда вытекает, что в мире нет плохих людей, но не существует и хороших. Добро от зла <text:soft-page-break/>отделяет доля секунды.</text:p>
      <text:p text:style-name="P10">Он — <text:s/>хороший человек? Наивненький ты мой! Да <text:s/>просто ты ему подвернулся в правильную долю секунды.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!</text:p>
      <text:p text:style-name="P10">Или те же ведьмы, которых пачками жгли на кострах освещая мрак средневековья. Мракобесы не понимали, что горят вовсе не те и совсем не в ту секунду.</text:p>
      <text:p text:style-name="P10">И так всегда — на костре, на колу, на гильотине, на электрическом стуле, в петле, у стенки ; да как угодно! <text:s/>— казнят всегда невинных. Это — не те; те — не эти. Но даже и те в миг злодеяния всего лишь исполняли приказ.</text:p>
      <text:p text:style-name="P10">Чей? На кого пахал?</text:p>
      <text:p text:style-name="P10"><text:span text:style-name="T12">Да знай я</text:span> ответ, разве б я <text:span text:style-name="T9">тут</text:span> жил?</text:p>
      <text:p text:style-name="P10">Ясно одно — от исполнителя до дона мафии тянется цепочка из нескольких звеньев, отследить которую практически невозможно. Потому что, перефразируя излюбленное выражение моего дяди Вади, которое он вынес с уроков истории в средней школе, — «зомби моего зомби — не мой зомби».</text:p>
      <text:p text:style-name="P10"/>
      <text:p text:style-name="P10">Услышав твой душераздирающий крик из спальни, я поспешил туда и успел как раз вовремя. Ты надрывалась в коляске под распахнутой форточкой окна, а твоя бабушка склонялась над тобой льстиво уговаривая:</text:p>
      <text:p text:style-name="P10">- Ангелочек! Ангелочек!</text:p>
      <text:p text:style-name="P10">И ты буквально разрывалась от крика.</text:p>
      <text:p text:style-name="P10">- Гаина Михайловна! Это не ангелочек, а девочка!</text:p>
      <text:p text:style-name="P11">В ответном взгляде тёщи мелькнул отблеск злобы пославшего её, но аргументировано опровергнуть моё утверждение она не могла и молча вышла.</text:p>
      <text:p text:style-name="P11">Я точно знал, что уговаривать ребёнка с неокрепшей психикой, ещё плохо ориентирующегося в мире — неправильно. Да ещё с открытой форточкой! Типа, лети туда, где хорошо, где порхают такие же ангелочки!</text:p>
      <text:p text:style-name="P11">Я начал убеждать тебя, что девочка Лилечка, а никакой не ангелочек.</text:p>
      <text:p text:style-name="P11">Ты всё ещё плакала, но уже не так истошно — душа не пыталась оторваться от тела.</text:p>
      <text:p text:style-name="P11">Но что же не так? Я переложил тебя на постель и раскрыл пелёнку. Ты плакала, выгибаясь младенческим тельцем. Причина обнаружилась на подошвах крошечных ступней — их покрывал белесый паутинный налёт той же фактуры, как у пушинок метивших моё пальто. Я снял его с обеих ножек. Изумлённо распахнув свои синие глаза, ты умолкла.</text:p>
      <text:p text:style-name="P11">Я снова запеленал тебя и отнёс в коляску. Ты уснула.</text:p>
      <text:p text:style-name="P11"/>
      <text:p text:style-name="P11">Твои пелёнки гладил я, чтоб всё держать под бдительным контролем.</text:p>
      <text:p text:style-name="P11">И я же развешивал стирку на общих верёвках во дворе. Они солнцеобразно расходились от центрального столба. Там я узнал, что в этом мире у меня есть союзники.</text:p>
      <text:p text:style-name="P11">Проблема в том, что мне <text:s text:c="2"/>неизвестно было как правильнее развешивать пелёнки — изнанкой на верёвку, или лицом?</text:p>
      <text:p text:style-name="P11">Первую я повесил так, вторую эдак. И тут с небес на столб в центре спустился белый голубь и протестующе взворковал...</text:p>
      <text:p text:style-name="P11">Спасибо, друг! Буду знать!</text:p>
      <text:p text:style-name="P11">С тех пор все пелёнки я вешал лишь лицевой стороной к верёвке.</text:p>
      <text:p text:style-name="P11"/>
      <text:p text:style-name="P11">Жомнир вдруг утратил интерес к моим переводам Моэма; перестал жизнерадостно грозиться повезти их в Киев на «засватання», начал вяло пояснять, что нужно учитывать коньюктуру. <text:s/><text:span text:style-name="T10">На будущий год исполняется столетие со дня рождения другого английского писателя. Было бы легче. А Моэм, вообще-то, голубой...</text:span></text:p>
      <text:p text:style-name="P12">Ну, допустим, переводя рассказ про самоубийцу пианиста я и сам слегка догадался о его голубизне. Однако, в какой сточной канаве был бы сейчас этот мир без голубого <text:soft-page-break/>Чайковского? Или Моэм, или ничего.</text:p>
      <text:p text:style-name="P12">Он пожал плечами.</text:p>
      <text:p text:style-name="P12">В гостиной на Красных партизан, я пожаловался Ире на двурушничество Жомнира в присутствии Гаины Михайловны. Они знали о моих неясных намерениях стать литературным переводчиком.</text:p>
      <text:p text:style-name="P12">Ира заохала, а тёща, без комментариев, вышла и вернулась с пудреницей. Она открыла её, припудрила лицо перед зеркалом шкафа и так же молча унесла обратно.</text:p>
      <text:p text:style-name="P12">Всё.</text:p>
      <text:p text:style-name="P12">Вечером в дверь квартиры позвонил Жомнир и пригласил меня выйти во двор.</text:p>
      <text:p text:style-name="P12">У дверей подъезда стоял его велосипед. Под тёмной листвой густых вишен уже собирались сумерки и ползли к белью стирок на общих верёвках. От предыдущей пятиэтажки № 13 группа Eagles выдавала «Отель Калифорния»:</text:p>
      <text:p text:style-name="P12"><text:span text:style-name="T11"><text:tab/><text:tab/><text:tab/>Warm smell of colitas rising up in the air..</text:span>.</text:p>
      <text:p text:style-name="P12">Тогда я ещё не знал до чего трагически жуткий у неё конец, а просто балдел от гитарной партии...</text:p>
      <text:p text:style-name="P12">Жомнир явно завидовал окружающей атмосфере, но перешёл к делу — мои переводы уже не черновик, но всё ещё «серовик». Он не настаивает на смене автора, но пусть это станет беловиком.</text:p>
      <text:p text:style-name="P12">Он уехал, а я уважительно восхитился мастерству старой школы. Пускай они понятия не имеют <text:s/>о программировании через текст и наивно верят в чары варёной колбасы, но одним припудриванием взять Жомнира за жабры!.. Ай, да тёща!</text:p>
      <text:p text:style-name="P12"/>
      <text:p text:style-name="P12">Пелёнки я гладил не только из охранных соображений, но и чтоб время скоротать.</text:p>
      <text:p text:style-name="P12">Ира, как мать с ребёнком освобождалась от отработки за диплом. Меня распределили куда-то в Закарпатье, но я не очень-то вникал куда, потому что работать в школе не собирался нигде и никогда.</text:p>
      <text:p text:style-name="P12">Гаина Михайловна — раз уж я такой храбрый — подала идею последовать примеру комсомольцев былых поколений — они <text:s/>безоглядно отправлялись строить новые города, которых и на карте ещё нет. Вот, кстати, статья в газете, что возле Одессы строится город-порт Южный.</text:p>
      <text:p text:style-name="P13">Было принято решение, что я отправлюсь туда, когда тебе исполнится один месяц, потому что Ире пока одной трудно. </text:p>
      <text:p text:style-name="P13">Вот я и коротал предстартовый месяц пелёнками и прогулками с коляской, в которой спала ты. Только мне настрого было наказано не опускать верх с наброшенной тюлью, чтоб не сглазили. А когда ты пройдёшь медосмотр в конце месяца, тюль можно снять и ограничиваться одной булавкой против сглаза.</text:p>
      <text:p text:style-name="P13"/>
      <text:p text:style-name="P13">Из Конотопа приехал мой брат Саша и ты совершила свой первый выезд в Графский парк.</text:p>
      <text:p text:style-name="P13">С нами пошли ещё Славик и Ира. Мы со Славиком раскумарились возле озера, а брат мой таким не баловался.</text:p>
      <text:p text:style-name="P13">Возвращались мы через калитку возле здания музпеда, где надо переступать железную полосу приваренную высоко на землёй, <text:s/>а коляске не проехать. Я томно попросил Славика помочь перенести, но как только он протянул руки ухватить её за перед, Саша вдруг вызверился и без обиняков гаркнул на Славика:</text:p>
      <text:p text:style-name="P13">- Пошёл отсюда!</text:p>
      <text:p text:style-name="P13">Славик стушевался и тебя перенесли мы с Сашей. Мне было гордо и приятно, что у меня такой брат, а у тебя заботливый дядя.</text:p>
      <text:p text:style-name="P13"/>
      <text:p text:style-name="P13">Второй твой выезд туда же состоялся по приезду из Киева брата Иры.</text:p>
      <text:p text:style-name="P13">Игорь был с женой и она его постоянно шпыняла, а он примирительным тоном пытался сглаживать острые углы. Мне подумалось, что у неё, наверно, ПМС, но в дальнейшем выяснилось, что ПМС этот у неё пожизненно.</text:p>
      <text:p text:style-name="P13"><text:soft-page-break/>Во время прогулки она то и дело раскрывала свой зонт и тут же начинался дождик.</text:p>
      <text:p text:style-name="P13">На десятый раз Ире тоже дошло в чём причина и следствие. Она попросила жену Игоря больше не раскрывать зонт. Та обрадовалась, что её заметили и оценили и на обратном пути дождя не было.</text:p>
      <text:p text:style-name="P13"/>
      <text:p text:style-name="P14">Семейным прозвищем Ивана Алексеевича было «князь» и такое обращение его тешило. Ну, ещё бы — из крестьянских мальчиков да в князья!</text:p>
      <text:p text:style-name="P14">Хотя внешне оно ему тоже подходило, особенно когда раскроет газету — весь такой сытно вальяжный в белой майке и синих спортивных штанах.</text:p>
      <text:p text:style-name="P14">Вобщем, баловали его этим прозвищем и было за что; ведь он — добытчик.</text:p>
      <text:p text:style-name="P14">В эпоху дефицита не только свадебные костюмы дефицит, но и некоторые виды продуктов. А тесть мой их добывал. Однажды привёз даже целый мешок гречки.</text:p>
      <text:p text:style-name="P14">Привёз и поставил на кухне, у батареи центрального отопления под подоконником. В левом углу от окна газовая плита, в правом высокий титан для нагрева воды, а как раз посередине этот мешок гречки. И правильно — есть чем гордиться; люди специально в Москву за гречкой ездят, а тут вон целый мешок.</text:p>
      <text:p text:style-name="P14">Ну, погордись ты неделю, пусть — две, а то уж скоро месяц, как его обходить приходится, уже и тёща ворчит.</text:p>
      <text:p text:style-name="P14">- Что? Ну, да...</text:p>
      <text:p text:style-name="P14">И тут мне подвернулась одна из прочитанных газет, а в ней статья на археологическую тему. Саму статью я не стал читать, мне просто заголовок понравился. Броский такой. Мне даже туалет общаги вспомнился.</text:p>
      <text:p text:style-name="P14">Сложил я эту газету определённым образом, чтоб заголовок только видно было, отнёс вечером на кухню и нежно так — голубоватым жестом — разместил его поверх мешка с гречкой. Потом вернулся к двери, <text:s/>потушил свет и ушёл спать, оставив в темноте мешок с заголовком «Гробница князя».</text:p>
      <text:p text:style-name="P15">Утром мешка не было. <text:span text:style-name="T13">Всё-таки</text:span>, <text:span text:style-name="T13">как</text:span> зять, <text:s/>я — <text:s/>классический «от<text:span text:style-name="T14">э́</text:span> падло».</text:p>
      <text:p text:style-name="P15"/>
      <text:p text:style-name="P16">За день дол отъезда я побывал в Конотопе, чтоб повидать Леночку, которая <text:s/>отдыхала в пионерлагере на Сейму. Она подтвердила, что я ей папа и отрядная воспитательница позволила нам покинуть территорию.</text:p>
      <text:p text:style-name="P16">В сосновом лесу Леночка подобрала серое перо неизвестной птицы и я сунул его ей в волосы. Оно так и держалось там.</text:p>
      <text:p text:style-name="P16">Индейцы не дураки — такие перья делают человека частью свободного мира, возникает контакт и взаимопонимание.</text:p>
      <text:p text:style-name="P16">Когда мы возвращались в лагерную цивилизацию, вовремя подбежавший порыв ветра встрепенул ей волосы и унёс перо. Она даже не заметила.</text:p>
      <text:p text:style-name="P16"/>
      <text:p text:style-name="P16">В день отъезда всё висело на волоске, точнее на паутинке.</text:p>
      <text:p text:style-name="P16">Я это заметил, когда вышел в подъезд раскумариться. В квартире я вообще не курил.</text:p>
      <text:p text:style-name="P16">Паутинка свисала от верхней перекладины рассохшейся дверной рамы входа и на конце её болталась обгорелая спичка. Долго ли продержится?</text:p>
      <text:p text:style-name="P16">Горелые спички в щель над рамой всегда засовывал я, потому что в подъезде урны не было. После того как Тонин Игорёк изобличил мою связь с коноплей, мне было без разницы что в моём дыму унюшат проходящие мимо соседи. Сколько выдержит паутинка?</text:p>
      <text:p text:style-name="P16">Я выглянул из тени подъезда во двор. В расплавленном от зноя небе проплывала эскадрилья чёрных воронов. Они не шевелили крыльями — слишком жарко — и даже чёрные перья на концах крыльев держали врастопырку, зависнув в парении на северо-восток.</text:p>
      <text:p text:style-name="P16">Успею ли?</text:p>
      <text:p text:style-name="P16">Ира провожала меня на электричку до Киева. Когда мы подымались в автобус, мне вслед с какого-то балкона пятиэтажки взрыднула Пугачёва:</text:p>
      <text:p text:style-name="P16"><text:span text:style-name="T11"><text:tab/><text:tab/><text:tab/>Приезжай хоть на денёк!.</text:span>.</text:p>
      <text:p text:style-name="P16"><text:soft-page-break/>Вещей у меня немного было — портфель с книгой рассказов Моэма на английском языке, в мягкой розовой обложке, издательства «Просвещение»; <text:span text:style-name="T15">тонкая школьная тетрадка с началом перевода рассказа «Дождь», черновой карандашный вариант с исправлениями; паспорт, трудовая книжка, военный билет и принадлежности для бритья. В синей спортивной сумке с плечевым ремнём уложена смена белья, джинсы и пошитая матерью зелёная куртка.</text:span></text:p>
      <text:p text:style-name="P17">В электричке я забросил их на полку из тонких трубок и вышел обратно на перрон. Ира нервничала, что двери захлопнутся и электричка уедет без меня. Я поднялся на одну ступеньку и стоял там, ухватившись за никелированный поручень.</text:p>
      <text:p text:style-name="P17">- Дома на подоконнике я что-то оставил — пусть так и будет до моего приезда.</text:p>
      <text:p text:style-name="P17">- Что?</text:p>
      <text:p text:style-name="P17">- Сама увидишь. Я приеду за вами ровно через месяц.</text:p>
      <text:p text:style-name="P17">- Как туда доедешь, сразу позвони.</text:p>
      <text:p text:style-name="P17">Это был последний вагон. На перрон прибежала какая-то старуха, о чём-то спрашивала, но я не слушал и не слышал — смотрел на Иру, пока динамики в вагоне не прокричали «Осторожно! Двери закрываются!» и те отрезали меня от неё. Электричка потянула, прибавила ходу и застучала по рельсам в сторону Киева.</text:p>
      <text:p text:style-name="P17"/>
      <text:p text:style-name="P17">Накануне вечером мы с Ирой выходили за покупками, но универмаг оказался уже закрытым, хорошо хоть киоск рядом с ним работал. Там сидела дебелая цыганка средних лет и я купил у неё новый прибор для бритья, помазок, зеркальце и два платочка.</text:p>
      <text:p text:style-name="P17">По полю каждого бежали ряды волнистых тонких линий, типа, море, а в центре — кружочек.</text:p>
      <text:p text:style-name="P17">У одного в кружочке маленький парусник-яхта, а у другого — якорь. <text:span text:style-name="T16">Когда я приеду, приложу их — кружок к кружку. Кораблик на якорь. Это будет ритуал возвращения.</text:span></text:p>
      <text:p text:style-name="P18">А поздно вечером Гаина Михайловна вдруг начала сомневаться и говорить, что никуда не надо ехать, а купленный в предварительной кассе билет ещё не поздно сдать обратно.</text:p>
      <text:p text:style-name="P18">Я ошалел — как обратно?</text:p>
      <text:p text:style-name="P18">В разговоре ещё участвовала Тоня и Ира, а тестя срочно вызвали на хлебокомбинат.</text:p>
      <text:p text:style-name="P18">Не подымая глаз от клеёнки на столе, тёща невнятно говорила про какое-то сложное положение, вон и Ваня не смог пробиться.</text:p>
      <text:p text:style-name="P18">Муж Тони, Ваня, за неделю до этого поехал было в Закарпатье, но через день вернулся из Киева — я так и не понял почему — и теперь сидел в спальне со своими детьми.</text:p>
      <text:p text:style-name="P18">На тот момент я уже понимал, что в мире идёт непрестанная битва — но между кем и кем?</text:p>
      <text:p text:style-name="P18">Конечно, всё это прикрывается поверхностным слоем обыденной жизни, но я уже начал подмечать прогалы, нестыковки, тайные сигналы; начал улавливать, когда люди проговариваются о чём-то запредельном для обычной жизни.</text:p>
      <text:p text:style-name="P18">Точно — люди?..</text:p>
      <text:p text:style-name="P18">Ну, я не знаю как ещё назвать.</text:p>
      <text:p text:style-name="P18">Проговариваются? О чём?</text:p>
      <text:p text:style-name="P18">О том, чего не бывает в жизни к которой нас приучают... Ваню отрядили, как эмиссара, он не пробился... а вы за кого?.. ЧП на хлебокомбинате — часть вселенской битвы... Кто за кого? Кто на кого?..</text:p>
      <text:p text:style-name="P18">За чёрным окном гостиной грянула гроза. Шум воды перемежался раскатами грома. Сверкали вспышки молний. Столб ослепительного свет ударил в трансформаторную будку во дворе. Вокруг воцарил мрак.</text:p>
      <text:p text:style-name="P18">Тоня ушла в свою спальню — успокоить детей и Ваню.</text:p>
      <text:p text:style-name="P18">Она вернулась оттуда с горящей свечой. В её мерцающем свете я увидел, что говорю с матерями. С теми самыми, которых так вскользь и с опаской упомянул Гёте.</text:p>
      <text:p text:style-name="P18">Три матери — старая, но могучая, средняя и начинающая — Ира. Она мне не союзник, она одна из них. Мне нужно их убедить, иначе ничего не выйдет.</text:p>
      <text:p text:style-name="P19">С бушующей за стёклами грозой и моргающей свечой на столе, я всё же получил «добро» от матерей. В заключение Гаина Михайловна сказала:</text:p>
      <text:p text:style-name="P19">- Если что-то не так... совсем... в крайнем <text:s/>случае... обращайся к главному.</text:p>
      <text:p text:style-name="P19"><text:soft-page-break/></text:p>
      <text:p text:style-name="P19">Ночью я видел вещий сон.</text:p>
      <text:p text:style-name="P19">В помещении из бледно-серых стен с потолком я затаившись лежал на каталке под холодным флуоресцентным светом, а вокруг стояли кто-то в белых халатах. Стоявший у меня над головой проговорил:</text:p>
      <text:p text:style-name="P19">- Если убрать жир, то может и получится...</text:p>
      <text:p text:style-name="P19">И я знал, что тот в белом халате, который это сказал — это тоже я. Я посмотрел на свой живот лежащего на каталке и сквозь прозрачную кожу увидел тонкое напластование желтоватого жира...</text:p>
      <text:p text:style-name="P19"/>
      <text:p text:style-name="P19">Я вышел в тамбур и забил косяк. В небе за пыльным стеклом дверей плыла стая морских коньков, подвернув хвосты колечком себе под брюшка; по росту — от большого к маленькому. Любят строй, как те белые слоники.</text:p>
      <text:p text:style-name="P19">Электричка спешила дальше, но не могла убежать от них.</text:p>
      <text:p text:style-name="P19">В тамбур вышел мужик с рядочком медалей на пиджаке. Ветеран войны. Вот кто знал с кем и за что...</text:p>
      <text:p text:style-name="P19">Мы завели дружелюбную болтовню ни о чём. На остановке с перрона зашёл человек со связкой длинных реек. Он разделил нас ими и прошёл в вагон. Ветеран вдруг испуганно уставился в верхний угол тамбура позади меня. Я знал, что там ничего нет, но раз <text:span text:style-name="T17">он разглядел</text:span>, значит есть <text:span text:style-name="T17">и я зашёл в вагон под полку с моими вещами, потому что приближался Киев.</text:span></text:p>
      <text:p text:style-name="P20">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, которую ещё нам с Ольгой показал Лёха Кузько.</text:p>
      <text:p text:style-name="P20">Я на ходу курил косяк, но перестал затягиваться, когда навстречу от столовой притопал взвод милиционеров. Так и пришлось пройти сквозь строй с косяком в руках.</text:p>
      <text:p text:style-name="P20">Поев, я вернулся на вокзал и начал обходить его. Стеклянноглазых было меньше, чем в ночь обхода нежинского вокзала, но попадались и тоже сразу делали вид, что они тут просто так.</text:p>
      <text:p text:style-name="P20">Я даже поднялся на третий этаж, где комната матери и ребёнка, и объяснил дежурной в коридоре, что через месяц буду тут проездом с женой и дочерью-младенцем, вот и ознакамливаюсь с условиями. Ничего — чисто. Спасибо.</text:p>
      <text:p text:style-name="P20">Возле туалетов на первом этаже молодой милиционер с тёмно-фиолетовым фингалом под глазом старательно не смотрел на меня, хотя мы оба знали что фингал ему навешен за то, что я прошёл сквозь их строй и, потерпевший во вселенской битве, он мне этого не простит.</text:p>
      <text:p text:style-name="P20">Потом я долго стоял перед прилавком «Союзпечать», <text:s/>с разложенными по стопкам номерами <text:s/>различных газет, журналами, почтовыми конвертами.</text:p>
      <text:p text:style-name="P20">Но я всё время смотрел только на одну открытку. Там было синее-синее небо.</text:p>
      <text:p text:style-name="P21">Мне пришлось долго ждать, пока не раздались шаги за спиной. Я не оборачивался. Шаги остановились. На синий цвет легла монетка размером с радужку. Я повернулся и не оглядываясь ушёл — теперь никакие каузальные гены не сменят цвет твоих глаз на <text:span text:style-name="T18">карий</text:span>.</text:p>
      <text:p text:style-name="P22">Только тут ко мне прорвался голос вокзальных репродукторов:</text:p>
      <text:p text:style-name="P22">- Поезд Киев-Одесса отправляется от третьей платформы. Просим провожающих покинуть вагоны.</text:p>
      <text:p text:style-name="P22"/>
      <text:p text:style-name="P22">В ту пору никакие, даже самые смелые умы в своих безудержных полётах фантазии не помышляли об установке камер наблюдения в общественных местах.</text:p>
      <text:p text:style-name="P22">Что же, в таком случае, стало причиной непонятной сцены случившейся вечером того же дня в очереди пассажиров ожидающих автобус «Полёт» на остановке у киевского автовокзала междугороднего сообщения?</text:p>
      <text:p text:style-name="P22">Ответ один — бдительность таксиста.</text:p>
      <text:p text:style-name="P23">Под «причиной» подразумевается привычное понимание данного термина в описании окружающей реальной действительности с ортодоксальными причинно-следственными <text:soft-page-break/>связями. 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, чтобы выйти на новый уровень понимания мира и моей роли в нём.</text:p>
      <text:p text:style-name="P23">Итак, вернёмся к водителю такси на стоянке у подземного перехода к залу автоматических камер хранения при железнодорожном вокзале поездов дальнего следования.</text:p>
      <text:p text:style-name="P23">В 17:06 из перехода поднялся молодой человек лет двадцати пяти-семи, рост один метр семьдесят восемь сантиметров, шатен, волосы прямые, с <text:s/>подстриженными усами. На нём был серый пиджак и серые брюки, несовпадающего с пиджаком оттенка. Под пиджаком виднелась летняя рубаха синего цвета.</text:p>
      <text:p text:style-name="P24">Шатен был явно чем-то расстроен и, сев в такси, предложил водителю спуститься вместо него к камерам хранения и принести портфель и сумку из указанной камеры с шифром, который он назовёт.</text:p>
      <text:p text:style-name="P24">Водитель, естественно, отказался.</text:p>
      <text:p text:style-name="P24">Шатен впал в задумчивость, крутя в пальцах обгорелую спичку, затем вздохнул, сломал спичку, стиснув её в пальцах правой руки, попросил немного подождать и скрылся в подземном переходе.</text:p>
      <text:p text:style-name="P24">Через пять минут он появился снова и попросил отвезти его на автовокзал. Прибыв в <text:s/>указанное место, он расплатился, повесил сумку на левое плечо, взял портфель в ту же руку и, захлопнув дверцу, протёр её никелированную ручку полой своего пиджака, типа, незаметно, по всем канонам криминальных фильмов — уничтожить отпечатки пальцев; после чего скрылся в здании вокзала.</text:p>
      <text:p text:style-name="P24">Что оставалось делать водителю? Он позвонил оперативному работнику, у которого числился секретным сотрудником с псевдонимом «Трактор».</text:p>
      <text:p text:style-name="P24">Чему стала свидетелем очередь пассажиров, в которую встал и я, вернувшись из здания автовокзала после посещения там мужского туалета и пятиминутной остановки в вестибюле для разглядывания большого плаката «Летайте самолётами Аэрофлота!» с улыбающейся стюардессой в пилотке?</text:p>
      <text:p text:style-name="P24">Неподалёку от остановки резко остановилась чисто вымытая машина «жигули» ярко-красного цвета. Из неё вышел темноволосый мужчина в очках, подошёл ко мне и, протянув ключ зажигания на связке с другими ключами сказал:</text:p>
      <text:p text:style-name="P24">- Садись в машину, сейчас поедем.</text:p>
      <text:p text:style-name="P24">Я отвернулся.</text:p>
      <text:p text:style-name="P24">Мужчина проследовал в здание автовокзала. Вскоре из-за правого угла здания появились два молодых человека — один в форме милиционера, второй в гражданке — и заняли позицию сбоку очереди.</text:p>
      <text:p text:style-name="P24">Из-за левого угла вышел мужчина в очках со спутником невысокого роста, в кепке. Мужчина остановился с другой стороны очереди, а человек в кепке — явный ханыга и алкаш — смешавшись с очередью, приблизился ко мне.</text:p>
      <text:p text:style-name="P24">Он стал тереться об меня сзади. Очередь непонимающе оглядывалась. <text:span text:style-name="T19">Я безучастно стоял с сумкой на одном плече и портфелем в другой руке. Неприглядную сцену прекратило появление автобуса с надписью «Полёт» на борту.</text:span></text:p>
      <text:p text:style-name="P25">По пути в Борисполь я не отвечал на недоуменные взгляды попутчиков, возвращаясь умственным взором к тому, чего не подсмотрела <text:s/>тогда ещё не установленная камера наблюдения в пустом мужском туалете автовокзала.</text:p>
      <text:p text:style-name="P25">Я подошёл к наклонному корыту общего писсуара и высыпал туда горчично-коричневый порошок всей «дури», что была при мне. Упаковочный лист бумаги я смял и бросил в урну.</text:p>
      <text:p text:style-name="P25">Всё по канонам криминальных фильмов с участием Бельмондо в главной роли.</text:p>
      <text:p text:style-name="P25">Так что меня можно программировать не только текстом, но и через фильмы тоже.</text:p>
      <text:p text:style-name="P25">В дальнейшей жизни и вплоть до настоящего времени я не курил ни «дури», ни анаши, ни «дряни» ни иже с ними.</text:p>
      <text:p text:style-name="P25">В аэропорту Борисполя я сдал багаж в неавтоматическую камеру хранения — пускай проверят и убедятся, что нет смысле тереть об меня своих ханыг-провокаторов.</text:p>
      <text:p text:style-name="P25"><text:soft-page-break/>Билет до Одессы на пролетающий из Москвы самолёт стоил 17 руб., а у меня оставалось ещё 20 руб. для прожития до аванса на стройках города-порта Южный.</text:p>
      <text:p text:style-name="P25">Одесский аэропорт я в темноте не разглядел, оттуда автобусом доехал до автовокзала, который оказался абсолютной копией киевского и где все кассы были <text:s/>уже заперты, но камера хранения ещё работала и имелись спальни для ночёвки сидя.</text:p>
      <text:p text:style-name="P25"/>
      <text:p text:style-name="P26">Конечно, я чувствовал себя победителем, что сумел прорваться через Киев, несмотря ни на что. Головокружение от успеха заверяло меня в своей неуязвимости. </text:p>
      <text:p text:style-name="P26">Возвращение к реальному положению вещей оказалось не слишком приятным, когда шеренга <text:s/>пассажиров потянулись друг за другом к заднему выходу на первый автобус вдоль скамьи, где дремал я <text:span text:style-name="T20">и</text:span> <text:span text:style-name="T20">с наглостью </text:span>победител<text:span text:style-name="T20">я</text:span> <text:span text:style-name="T20">демонстрировал открытую шею поверх её спинки.</text:span></text:p>
      <text:p text:style-name="P27">Почувствовав иглу <text:s/>правее кадыка, я схватился за кожу в районе сонной артерии.</text:p>
      <text:p text:style-name="P27">Разумеется, никакой иглы там не оказалось, <text:span text:style-name="T21">но ощущение глубоко вонзённой или, скорее, впопыхах выдернутой оттуда иглы долго не проходило. Ближайшие полчаса я морщился и потирал пустую шею.</text:span></text:p>
      <text:p text:style-name="P29">В кассе мне ответили, что в Южный отсюда рейсов нет, туда ходят автобусы местного сообщения и мне нужно на автостанцию номер три у <text:span text:style-name="T22">Нового базара</text:span>.</text:p>
      <text:p text:style-name="P28">Добравшись туда и стоя перед расписанием <text:s/>где в нескольких строках повторялось «Южный», я решил, что до отъезда надо прогуляться по Одессе, ведь это же — боже ты мой!чёрт побери! <text:s/>— <text:s/>Одесса-мама!</text:p>
      <text:p text:style-name="P28">Ё-моё — я в Одессе!</text:p>
      <text:p text:style-name="P28">У глухой стены небольшого зала автостанции стояли всего две секции автоматических камер хранения. Все камеры оказались запертыми, за исключением одной в верхнем ряду.</text:p>
      <text:p text:style-name="P28">Я положил туда вещи, набрал шифр, опустил в щель 15 копеек и захлопнул дверцу. Она не заперлась; потому-<text:span text:style-name="T22">то</text:span> и камера не занята.</text:p>
      <text:p text:style-name="P28">Я достал портфель, вынул документы и рассовал по внутренним карманам пиджака, потом поставил портфель обратно и тихонько прикрыл дверцу, чтоб не распахивалась.</text:p>
      <text:p text:style-name="P28">На гребне подкатывающей эйфории я вышел из автостанции в Одессу.</text:p>
      <text:p text:style-name="P28"/>
      <text:p text:style-name="P30">Не каждому выпадает в жизни испытать полное счастье. Я — счастливчик; более того — могу указать время и место испытанного мною абсолютного счастья. Это те несколько часов первого выхода в Одессу.</text:p>
      <text:p text:style-name="P30">Я шёл по улицам наполненным радостными бликами солнца. Я был частью всего вокруг и всё было частью меня в этом незнакомом городе, где меня знали и так давно ждали. Я знал о чём думают люди и мысленно отвечал им.</text:p>
      <text:p text:style-name="P30">Вот идёт навстречу женщина, радуясь собственной красоте. И есть чему! Ах, хороша! И она победно расцветает. Но у меня есть Ира. Женщина грустнеет и потупясь проходит мимо.</text:p>
      <text:p text:style-name="P31">Скучающему кавказцу средних лет я подбросил мысль «Э, Джавад! Помню твой удар кинжалом!» и плечи его <text:span text:style-name="T37">горестно </text:span>осели, дёрнув усом, <text:span text:style-name="T37">он заугрюмился от нежданно всплывшего воспоминания про вероломный выпад неизвестного ему Джавада</text:span>.</text:p>
      <text:p text:style-name="P31"><text:s/>Ладно, не будем о грустном!</text:p>
      <text:p text:style-name="P30">Мимо спешит быстроногая стайка пионерского звена в алых галстуках <text:span text:style-name="T23">и белых рубашках</text:span>. <text:span text:style-name="T37">Спешат на торжества по случаю прибытия меня.</text:span></text:p>
      <text:p text:style-name="P32">Я захожу в большой книжный магазин, сделать выбор на будущее. Общаюсь с продавцами и посетителями не раскрывая рта.</text:p>
      <text:p text:style-name="P32">Прохожу по знаменитой лестнице с памятником Ришелье, который не кардинал. В зелёной роще неподалёку опять пионеры, но другое звено и мне приходится подать голос — слишком уж увлеклись наблюдением обыденных вагонов с товарами для порта.</text:p>
      <text:p text:style-name="P32">- Пионеры! Кораблю красивее вагонов! - кричу я им.</text:p>
      <text:p text:style-name="P32">Они, оглянувшись, улыбаются — узнали меня.</text:p>
      <text:p text:style-name="P32">Таксист отвозит меня в ресторан «Братислава», который днём столовая; показывает откуда надо заходить по будням, но сегодня праздник — мой приезд и он тоже знает, что это <text:soft-page-break/>долгожданный я.</text:p>
      <text:p text:style-name="P32">Помыв руки и освежив лицо под краном в туалете, я подымаюсь на верхний этаж.</text:p>
      <text:p text:style-name="P32">Официантка приносит суп. На скатерти заглаженная утюгом складка. Я провожу по ней ладонью — складка исчезает. Ну, ещё бы — столько пелёнок перегладил.</text:p>
      <text:p text:style-name="P32">Я приступаю есть рыбный суп по рецептам портового города. Зал пуст.</text:p>
      <text:p text:style-name="P32">Неподалёку возвышение с колонками и усилителями ресторанной группы. Что бы такое послушать? <text:span text:style-name="T24">Ну, пусть будет Smokie. Я щёлкаю пальцами. Тишина. Что такое? Я не всемогущий?!! Или по другому включается?</text:span></text:p>
      <text:p text:style-name="P33">И тут меня охватывает сокрушительное, как нежданный удар, чувство просчёта. Где-то допущен непоправимый просчёт. Где-то я ошибся.</text:p>
      <text:p text:style-name="P33">Не могу есть суп. Рис превратился в мелко дроблёные ракушки и те осели на дно тарелки слоем мелких перламутровых осколков. Где-то я ошибся. Что-то я забыл. Но что?</text:p>
      <text:p text:style-name="P33">Я начинаю ходить от стола к столу. Подошедшей официантке объясняю, что я не могу есть, я что-то забыл.</text:p>
      <text:p text:style-name="P33">- Что?</text:p>
      <text:p text:style-name="P33">- Я забыл пиджак в туалете,- говорю я первое, что взбрело на ум.</text:p>
      <text:p text:style-name="P33">Дверь в зал открывается и аккуратненький пенсионер объявляет, что меня зовут в раздевалку. </text:p>
      <text:p text:style-name="P33">Я спускаюсь вниз к барьеру раздевалки, где женщина с одесским выговором отдаёт мне пиджак, который тот старичок принёс ей из туалета.</text:p>
      <text:p text:style-name="P33">- А ведь полные карманы были,- с укором говорит мне она.</text:p>
      <text:p text:style-name="P33">Я подымаюсь заплатить за суп из перламутра.</text:p>
      <text:p text:style-name="P33"/>
      <text:p text:style-name="P33">Это как в той настольной игре, когда подымаешься всё выше и выше по извилистой дорожке из цифр, а потом стремительно скатываешься в трубу прочерченную до самого низа. </text:p>
      <text:p text:style-name="P33">Я выкатываюсь на улицу из ресторана «Братислава», где сознательно оставил в туалете свой пиджак, потому что в нём документы и деньги, а я вступил и был принят в новый сверкающий мир, где деньги и документы ни к <text:s/>чему.</text:p>
      <text:p text:style-name="P33">По пути на автостанцию я замечаю длинную прореху у себя на брюках. На бедре. От правого кармана. И уже дальше иду прикрывая её пиджаком с пустыми карманами — без даров от нового мира, которые не сумел сохранить.</text:p>
      <text:p text:style-name="P33">В автоматической камере хранения моих вещей не оказалось.</text:p>
      <text:p text:style-name="P34">На последний рубль я покупаю билет в Южный и вместе с копейками сдачи прячу в задний карман.</text:p>
      <text:p text:style-name="P34">Автобус битком; пассажиры стоят в проходе. Моя соседка по сиденью неслышно вздыхая трёт неровное пятно на своей юбке.</text:p>
      <text:p text:style-name="P34">Я знаю — пятно моя вина, как и то, что душный автобус останавливается у каждого светофора — красный. Потом он долго стоит на перекопанной траншеями улице, пропуская нескончаемую дружину недовольных пионеров, что плетутся в пыли вдоль земляных куч. Моя вина — испортил праздник.</text:p>
      <text:p text:style-name="P34">За городом пассажиры понемногу покидают автобус на остановках; я тоже выхожу на предпоследней — неправильно явиться в Южный с такой прорехой на бедре, как раненый копьём в ногу Спартак.</text:p>
      <text:p text:style-name="P34"/>
      <text:p text:style-name="P34">На окраине посёлка я уважительно здороваюсь с пацаном лет двенадцати и прошу иголку с ниткой.</text:p>
      <text:p text:style-name="P34">Он понимающе отводит меня в укромный бурьян позади забора из крупных каменных кубиков с широкими швами раствора кладки, уходи и возвращается с другом, у которого есть игла с длинной чёрной ниткой.</text:p>
      <text:p text:style-name="P35">Пацаны садятся на забор спиной ко мне, я снимаю брюки и начинаю зашивать разошедшийся шов. По ту сторону забора гремят колёса и моторы машин по непростым дорогам <text:s/>нескончаемой вселенской битвы. Пацаны сидят, как будто вовсе не при делах, пряча за спиной раненого члена РВС в бурьянах. С благодарностью возвращаю им иглу и нитку.</text:p>
      <text:p text:style-name="P35"><text:soft-page-break/>Оставшись один, достаю «Беломор» <text:s/>и закуриваю, Обгорелую спичку целиком вгоняю в землю. Как она взвыла! Истошным, отчаянным голосом та пегая корова под соседним деревом. Да я же не знал!</text:p>
      <text:p text:style-name="P35">Я пошёл через заросли ивняка, над которым зависла большущая как аист птица в сопровождении эскорта из птиц поменьше. Так вот он — главный. <text:s/>Бог ты или дьявол уже не понять, слишком всё сплелось и спуталось в этом мире.</text:p>
      <text:p text:style-name="P35">А тут вот он я, без всего — документы, блокнотик, ручка и платочек с корабликом. Давай заключать договор, <text:span text:style-name="T25">так </text:span>уж положено.</text:p>
      <text:p text:style-name="P36">Я достаю ручку и автобусный билет. Как составлять такой договор я не знаю, поэтому просто ставлю подпись рядом с цифрами выбитыми кассовым аппаратом автостанции. <text:s/>Прячу ручку и кладу билет на листья гибкой ивовой ветки. Я оборачиваюсь спиной к договору — не подглядываю.</text:p>
      <text:p text:style-name="P36">Порыв ветра взвихрил кусты, но когда я обернулся билет был всё там же, только перевёрнут на обратную, чистую сторону. Значит такая у тебя подпись? <text:span text:style-name="T29">Чётко — не подделаешь!</text:span></text:p>
      <text:p text:style-name="P36"/>
      <text:p text:style-name="P36">Я вышел к кирпичному корпусу похожему на центральный склад завода КПВРЗ и пошёл искать отдел кадров. Мне сказали, что всё уже закрыто, но после второй смены пойдёт автобус в город, надо ждать. Я долго ждал, потом долго ехал сквозь ночь маленьким автобусом ПАЗ. </text:p>
      <text:p text:style-name="P36">Работники выходили по двое-трое на тускло освещённых улицах, пока водитель не сказал и мне сходить на углу большой пустынной площади.</text:p>
      <text:p text:style-name="P36">Я пошёл вдоль заборов неширокой улицы, потом свернул налево. Следующий поворот тоже был налево. У себя за спиной я слышал цоканье когтей по асфальту. Судя по звуку, это была очень большая <text:span text:style-name="T26">собака, но я совсем не боялся и не оглядывался, а просто шёл дальше.</text:span></text:p>
      <text:p text:style-name="P37">Впереди открылась та же площадь и, не доходя до неё метров двадцать, я остановился.</text:p>
      <text:p text:style-name="P37">Да, точно, здесь мой пост.</text:p>
      <text:p text:style-name="P37">И я там стоял в льющемся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, к которому пришла на свидание кошка. Рабам тоже перепадает.</text:p>
      <text:p text:style-name="P37">Когда сзади подъехал самосвал, я не уступил дорогу, а лишь вскинул вверх правую руку — ведь это мой пост. У сидящих в кабине не было голов, непроглядно чёрная тьма отрезала их им по плечи освещённые фонарём на столбе. Спустившийся водитель оказался с головой и даже в кепке. Он бережно отвёл меня в сторону. Я не оказывал сопротивления. Самосвал уехал, увозя второго с аспидно-чёрной тьмой на плечах. На дороге остались чёрные следы покрышек. Так нельзя оставлять по этим знакам последует тьма. Я принялся затирать следы подошвами своих туфлей. Надолго их хватит? <text:span text:style-name="T27">Подымался ветер, от площади прибежала и потёрлась мне об ногу распахнутая газета. Я различил заголовок «Гробница князя». Долго же ты добиралась. Она прощально шелестнула и поскользила дальше по асфальту.</text:span></text:p>
      <text:p text:style-name="P38">Небо стало сереть. Усталая, но довольная кошка осторожно вернулась через дорогу к пятиэтажке продолжать свою <text:span text:style-name="T29">великосветскую </text:span>барскую жизнь в благородном сословии; вслед ей раздавался молящий скулёж и бряцанье цепи.</text:p>
      <text:p text:style-name="P38">Наступил рассвет, но я так и стоял на посту, пока далеко не площади не появилась женщина в белом платье. Она прошла влево, к невидному от моего поста краю площади. Вскоре вслед за ней появилась старуха в чёрном и пошла туда же, толкая перед собой детскую коляску. Но я знал, что в коляске нет никакого ребёнка. Там у неё яйца — белые круглые яйца. Гроздьями. И я понял, что теперь мне можно оставить этот постт и вышел на площадь.</text:p>
      <text:p text:style-name="P38"/>
      <text:p text:style-name="P38">Я шёл по пустым улицам, пока не свернул в дверь проходной какой-то фабрики. В тесной дежурке я попросил воды у высокого старика в очках, чёрной робе и кепке.</text:p>
      <text:p text:style-name="P38">Он дал мне стакан воды и мы <text:span text:style-name="T29">с ним </text:span>оба <text:span text:style-name="T29">внимательно </text:span>следили проглочу ли я чёрную соринку, что плавала на поверхности.</text:p>
      <text:p text:style-name="P38"><text:soft-page-break/>Я выпил до дна, Соринка осталась на стенке. Чёрный старик сказал мне как пройти в Бюро по трудоустройству.</text:p>
      <text:p text:style-name="P38">Бюро оказалось запертым, но потом пришла женщина с ключом и открыла. Я сказал, что ищу работу, а она ответила, что нужно подождать ещё одну работницу, которая скоро придёт.</text:p>
      <text:p text:style-name="P38">Недалеко от Бюро нашлось открытое молочное кафе. На остававшиеся копейки я купил большую бутылку молока, но выпил только половину. Над высоким стаканом из тонкого стекла я произнёс последнюю фразу Ромео:</text:p>
      <text:p text:style-name="P38">- Пью за тебя, любовь!</text:p>
      <text:p text:style-name="P38">И потом выпил.</text:p>
      <text:p text:style-name="P38"/>
      <text:p text:style-name="P38">Когда я вернулся в Бюро, вторая работница тое уже пришла.</text:p>
      <text:p text:style-name="P38">Намётанным глазом я сразу определил, что она — это смерть, а та, что пришла первой — любовь.</text:p>
      <text:p text:style-name="P39">Смерть просмотрела мои документы и недовольно объявила, что я уже бывал в разводе, а любовь улыбнулась и сказала — ну, и что?</text:p>
      <text:p text:style-name="P39">Потом она вышла в другую комнату позвонить, а я остался с недовольной смертью, чем-то похожей на Ольгу. Возможно крашенными волосами, только длиннее.</text:p>
      <text:p text:style-name="P39">Вернувшаяся любовь сказала, что для меня нашлось место в одесском шахтоуправлении, мне надо пойти на площадь Полярников и встретиться с главным инженером и ещё передать ему, чтобы он прислал ей машину, а то она забыла сказать. Хорошо? Машину для Марии.</text:p>
      <text:p text:style-name="P39"/>
      <text:p text:style-name="P40">Главный инженер сказал, что в самом управлении мест нет, а есть только работа крепильщика на шахте, но у меня высшее образование. Я заверил, что оно не помешает и он повёз меня загород в кузове грузовика.</text:p>
      <text:p text:style-name="P40">Вместе со мной в кузове ехал высокий белый, но обшарпанный холодильник и две чёрные цепи, как от бензопилы, но намного длиннее. Они походили на змей и от тряски всё ближе подбирались ко мне по доскам пола.</text:p>
      <text:p text:style-name="P40">В посёлке Вапнярка мы заехали на территорию производственного вида. Инженер сказал мне сбросить цепи и я швырнул проклятых змеищ через борт в глубокую лужу, хотя там было и сухое место.</text:p>
      <text:p text:style-name="P40">- Ты что творишь?!- крикнул главный, но я видел, что ему понравилась эта расправа.</text:p>
      <text:p text:style-name="P40">Водитель поволок утопленниц в раскрытую дверь склада.</text:p>
      <text:p text:style-name="P40">В другом месте посёлка мы сгрузили холодильник в один из дачных домиков за общим забором. Главный воткнул его шнур в розетку для пробы и тот довольно заурчал.</text:p>
      <text:p text:style-name="P40">- Чуть не забыл, Мария просила прислать ей машину,- сказал я, хотя на самом деле всё время помнил, просто выбирал правильный момент.</text:p>
      <text:p text:style-name="P40">Главный показал где на улице водопроводный кран. Я пошёл туда, скинул пиджак и вымыл руки по локоть, лицо и шею. С одной стороны стояли два милиционера в офицерских погонах, с другой двое военных в общевойсковой форме и терпеливо ждали пока я плескаюсь, потому что я с главным <text:span text:style-name="T30">и после воды из этого крана никакая игла не прокусит мне шею.</text:span></text:p>
      <text:p text:style-name="P41">Я отошёл утираясь сразу промокшим крошечным платочком.</text:p>
      <text:p text:style-name="P41">Грузовик снова выехал на шоссе и повёз меня дальше. Дорого пошла резко вниз и справа открылось пустое пространство. Необозримое поле. Я не понимал что это такое, но через секунду оно пришло в движение и длинные невысокие волны с белыми гребешками побежали к берегу. Так это же море!</text:p>
      <text:p text:style-name="P41">Я достал блокнотик и, сверяясь с часами на руке, вписал рядом с задней обложкой:</text:p>
      <text:p text:style-name="P41"><text:tab/><text:tab/><text:tab/>«20 июля 1979 г.</text:p>
      <text:p text:style-name="P41"><text:tab/><text:tab/><text:tab/>13 <text:span text:style-name="T31">30 </text:span><text:span text:style-name="T32">15</text:span></text:p>
      <text:p text:style-name="P42"><text:span text:style-name="T33"><text:tab/><text:tab/><text:tab/></text:span><text:span text:style-name="T34">Ира</text:span></text:p>
      <text:p text:style-name="P43"><text:tab/><text:tab/><text:tab/>Сергей</text:p>
      <text:p text:style-name="P43"><text:tab/><text:tab/><text:tab/>Лилиана»</text:p>
      <text:p text:style-name="P43"><text:soft-page-break/>Шоссе пошло вгору. Наверху подъёма грузовик свернул влево на грунтовку и через окраину посёлка выехал в поля, где дорога пошла вдоль лесополосы, а через два километра, после длинного пологого спуска подвела к двум-трём строениям барачного типа, миновала их и ещё через сотню метров закончилась в широком котлован<text:span text:style-name="T35">е</text:span> с туннелем под одной из стен, куда уходили рельсы узкоколейки мимо домика конторы шахты «Дофиновка».</text:p>
      <text:p text:style-name="P43"/>
      <text:p text:style-name="P44">В затенённой комнате стояли три старых кресла с деревянными подлокотниками. В одном, спиной к шторам окна, сидел мастер шахты; лет сорока пяти, лысеватый, с усами.</text:p>
      <text:p text:style-name="P44">Из кресла напротив главный инженер со смехом рассказывал, как сбросил цепных змей в воду.</text:p>
      <text:p text:style-name="P44">Мастер не разделял веселья по поводу моего промаха.</text:p>
      <text:p text:style-name="P44">Инженер послушно стих и по его настороженной уважительности к сидящему напротив было видно, кто тут на самом деле главный.</text:p>
      <text:p text:style-name="P44">Я сидел справа от мастера и, по его слову, протянул ему свой паспорт, малость стесняясь замызганности страниц.</text:p>
      <text:p text:style-name="P44">Он раскрыл книжицу и, не прикасаясь к страничкам, провёл над ними правой ладонью. Бумага на моих глазах просветлела и наполнилась жизнью, словно только что из типографии; от неё даже исходило прозрачное сияние. Мы с главным инженером заворожённо наблюдали; <text:s/>нам не дано творить чудес и теперь яснее ясного — <text:s/>кто здесь главнее.</text:p>
      <text:p text:style-name="P44">Похоже, я, таки, дошёл до самого главного.</text:p>
      <text:p text:style-name="P44">Он давно покинул облака и принял вид мастера на неприметной шахте.</text:p>
      <text:p text:style-name="P44">Его имя? Нельзя поминать всуе, могу лишь поделиться, что отчеством он «Яковлевич».</text:p>
      <text:p text:style-name="P44">Я сказал, что все мои вещи пропали на автостанции и у меня совсем нет денег, а мне нужно позвонить жене — она волнуется.</text:p>
      <text:p text:style-name="P44">Главный инженер тут же протянул мне синюю пятирублёвку и сказал, что жить я буду в общежитии, что у въезда в котлован.</text:p>
      <text:p text:style-name="P44">Я понимал, что и общежитие и шахта — это просто видимость, поэтому снял с купюры тёмную пушинку-метку и нежно положил её на подлокотник кресла.</text:p>
      <text:p text:style-name="P44"/>
      <text:p text:style-name="P45">Помимо своих непосредственных обязанностей — сначала крепильщика, а затем помощника камнерезной машины; не считая сопутствующих заданий — я напряжённо искал ответ: что же скрывается за всей этой видимостью?</text:p>
      <text:p text:style-name="P45">Его искал я и в Одессе, где нередко бывал, чтобы звонить в Нежин по междугороднему телефону из переговорного пункта на улице Пушкинской.</text:p>
      <text:p text:style-name="P45">Откуда деньги? Занимал у общежитии до аванса или зарплаты у Славика Аксянова, или его жены Люды.</text:p>
      <text:p text:style-name="P45">Якобы, общежитие, <text:s/>из, якобы, фермы, якобы, переделанной имелись четыре комнаты по сторонам длинного — из конца в конец — коридора.</text:p>
      <text:p text:style-name="P45">В одной комнате жила бездетная молодая семья Аксяновых, в другой <text:span text:style-name="T38">бессарабская семья</text:span> с годовалым ребёнком, в третьей пожилой одиночка-электрик и в четвёртой, откуда вынесли рацию, но оставили решётку, поселился я.</text:p>
      <text:p text:style-name="P45">Первым делом я снял решётку и выставил её в бурьян под окном, побелил стены и целый вечер бил на них несметное полчище вампиров-комаров скрученной в трубочку газетой.</text:p>
      <text:p text:style-name="P45">Наутро Славик с побитым видом спросил что это я там делал весь вечер после ремонта.</text:p>
      <text:p text:style-name="P45">- Сафари,- кратко ответил я, не вдаваясь в подробности — вид у него и без того был слишком жалким.</text:p>
      <text:p text:style-name="P46">Другие двери в коридоре были заперты, кроме первой направо от входа, где находился душ.</text:p>
      <text:p text:style-name="P45">Остальных работников шахты привозил по утрам грузовик из Вапнярки и Новой Дофиновки.</text:p>
      <text:p text:style-name="P46">Подъезжая они гикали и свистели в кузове как черти, но сами себя называли махновцами.</text:p>
      <text:p text:style-name="P46">Через день, парами, они наполняли большой бак душа водой, которую таскали из неприметной будки сложенной из кубика, где был глубокий колодец с ведром на цепи.</text:p>
      <text:p text:style-name="P46">Электрические тэны нагревали воду задолго до конца рабочей смены.</text:p>
      <text:p text:style-name="P46"><text:soft-page-break/>В стороне от барака-общежития, на поросшем бурьяном склоне стояла обитая жестью будка туалета типа сортир. Дверь в ней отсутствовала, поэтому приближаясь нужно было подать голос, чтоб никого не застать в позе орла на насесте. Из туалета открывался великолепный вид на водную гладь лимана и крутой противоположный берег.</text:p>
      <text:p text:style-name="P46"/>
      <text:p text:style-name="P46">Существует такое понятие — «поток сознания». Суть его заключается в том, что человек в своих мыслях комментирует всё, что видит вокруг себя, либо думает о постороннем, не имеющем, на первый взгляд, ничего общего с происходящим.</text:p>
      <text:p text:style-name="P46">Создателем «потока» считается ирландец Джеймс Джойс, хотя тот всё валит на другого — французского писателя, у которого, якобы, перенял его.</text:p>
      <text:p text:style-name="P46">Гораздо раньше, хотя и не в таких масштабах, этот поток встречается у несостоявшейся тёщи князя Мышкина в романе Достоевского «Идиот». Похоже, он одно из тех открытий, котор<text:span text:style-name="T36">ы</text:span>е <text:span text:style-name="T36">приходится </text:span>дела<text:span text:style-name="T36">ть</text:span> неоднократно и в разных местах; <text:span text:style-name="T36">в данном случае о том, что человек способен обмениваться мыслями сам с собой.</text:span></text:p>
      <text:p text:style-name="P46"/>
      <text:p text:style-name="P47">Происходившее со мной в Одессе в то сумасшедшее лето, которое на поверку оказалось самым прекрасным летом моей жизни, никак нельзя назвать «потоком сознания».</text:p>
      <text:p text:style-name="P47">Какой там поток? Это был водопад!</text:p>
      <text:p text:style-name="P47">Я обменивался мыслями не только сам с собою, но и с каждым встречным поперечным, от мелкого камешка на пыльной обочине дороги и до ночных звёзд влажно мерцающих в вышине.</text:p>
      <text:p text:style-name="P47">- Вы видели такое?</text:p>
      <text:p text:style-name="P47">А звёзды равнодушно отвечали:</text:p>
      <text:p text:style-name="P47">- <text:span text:style-name="T37">Видали и похлеще</text:span>...</text:p>
      <text:p text:style-name="P47">И продолжали <text:span text:style-name="T37">перемаргиваться</text:span> дальше, как миллионы миллионов лет до нашей эры.</text:p>
      <text:p text:style-name="P47">И меня это ничуть не напрягало — эта постоянная и напряжённая работа мысли. В конце концов, возможности человеческого мозга задействованы всего лишь на 10%, так пусть разомнётся, сметёт паутину и пыль скопившиеся в остальных процентах.</text:p>
      <text:p text:style-name="P48">Разумеется, в рабочее время интенсивность мозгового проветривания у меня снижалась — окружавшая там среда была более устоявшейся, по сравнению с ежесекундными изменениями обстоятельств на улицах города. Однако с гордостью могу сказать, что и на глубине 38 метров под поверхностью земли напряжённость моего умственного труда далеко перехлёстывала десятипроцентный стандарт.</text:p>
      <text:p text:style-name="P45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25T08:40:18.704908911</dc:date>
    <dc:creator>sehrguey </dc:creator>
    <meta:editing-duration>PT5H45M58S</meta:editing-duration>
    <meta:editing-cycles>49</meta:editing-cycles>
    <meta:generator>LibreOffice/4.3.3.2$Linux_x86 LibreOffice_project/430m0$Build-2</meta:generator>
    <meta:document-statistic meta:table-count="0" meta:image-count="0" meta:object-count="0" meta:page-count="15" meta:paragraph-count="338" meta:word-count="7643" meta:character-count="48299" meta:non-whitespace-character-count="40812"/>
  </office:meta>
</office:document-meta>
</file>